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5050" style:text-align-source="fix" style:repeat-content="false" fo:border-left="0.51pt solid #ffffff" fo:border-right="0.51pt solid #ffffff" fo:border-top="0.06pt solid #ffffff" style:vertical-align="middle"/>
      <style:paragraph-properties fo:text-align="center"/>
      <style:text-properties fo:color="#ffffff" style:text-outline="false" style:text-line-through-style="none" style:text-line-through-type="none" style:font-name="Calibri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cs" style:country-asian="CZ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ffffff" fo:background-color="#005050" style:text-align-source="fix" style:repeat-content="false" fo:border-left="0.51pt solid #ffffff" fo:border-right="none" fo:border-top="0.06pt solid #ffffff" style:vertical-align="middle"/>
      <style:paragraph-properties fo:text-align="center"/>
      <style:text-properties fo:color="#ffffff" style:text-outline="false" style:text-line-through-style="none" style:text-line-through-type="none" style:font-name="Calibri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cs" style:country-asian="CZ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ffffff" fo:background-color="#005050" style:text-align-source="fix" style:repeat-content="false" fo:border-left="0.51pt solid #ffffff" fo:border-right="0.51pt solid #ffffff" fo:border-top="none"/>
      <style:paragraph-properties fo:text-align="center"/>
      <style:text-properties fo:color="#ffffff" style:text-outline="false" style:text-line-through-style="none" style:text-line-through-type="none" style:font-name="Calibri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cs" style:country-asian="CZ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ffffff" fo:background-color="#d9d9d9" style:text-align-source="fix" style:repeat-content="false" fo:border-left="0.51pt solid #ffffff" fo:border-right="0.51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cs" style:country-asian="CZ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ffffff" fo:background-color="#005050" style:text-align-source="fix" style:repeat-content="false" fo:border-left="none" fo:border-right="0.51pt solid #ffffff" fo:border-top="none"/>
      <style:paragraph-properties fo:text-align="center"/>
      <style:text-properties fo:color="#ffffff" style:text-outline="false" style:text-line-through-style="none" style:text-line-through-type="none" style:font-name="Calibri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cs" style:country-asian="CZ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ffffff" fo:background-color="#d9d9d9" style:text-align-source="fix" style:repeat-content="false" fo:border-left="none" fo:border-right="0.51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cs" style:country-asian="CZ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ffffff" fo:background-color="#005050" style:text-align-source="fix" style:repeat-content="false" fo:border-left="none" fo:border-right="none" fo:border-top="none"/>
      <style:paragraph-properties fo:text-align="center"/>
      <style:text-properties fo:color="#ffffff" style:text-outline="false" style:text-line-through-style="none" style:text-line-through-type="none" style:font-name="Calibri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cs" style:country-asian="CZ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ffffff" fo:background-color="#d9d9d9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Calibri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cs" style:country-asian="CZ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ffffff" fo:background-color="#005050" style:text-align-source="fix" style:repeat-content="false" fo:border-left="0.99pt solid #ffffff" fo:border-right="0.51pt solid #ffffff" fo:border-top="0.06pt solid #ffffff" style:vertical-align="middle"/>
      <style:paragraph-properties fo:text-align="center"/>
      <style:text-properties fo:color="#ffffff" style:text-outline="false" style:text-line-through-style="none" style:text-line-through-type="none" style:font-name="Calibri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cs" style:country-asian="CZ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ffffff" fo:background-color="#005050" style:text-align-source="fix" style:repeat-content="false" fo:border-left="0.99pt solid #ffffff" fo:border-right="0.51pt solid #ffffff" fo:border-top="none"/>
      <style:paragraph-properties fo:text-align="center"/>
      <style:text-properties fo:color="#ffffff" style:text-outline="false" style:text-line-through-style="none" style:text-line-through-type="none" style:font-name="Calibri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cs" style:country-asian="CZ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ffffff" fo:background-color="#d9d9d9" style:text-align-source="fix" style:repeat-content="false" fo:border-left="0.99pt solid #ffffff" fo:border-right="0.51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cs" style:country-asian="CZ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ffffff" fo:background-color="#005050" style:text-align-source="fix" style:repeat-content="false" fo:border-left="0.51pt solid #ffffff" fo:border-right="0.51pt solid #ffffff" fo:border-top="0.06pt solid #ffffff" style:vertical-align="middle"/>
      <style:paragraph-properties fo:text-align="center"/>
      <style:text-properties fo:color="#ffffff" style:text-outline="false" style:text-line-through-style="none" style:text-line-through-type="none" style:font-name="Calibri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cs" style:country-asian="CZ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ffffff" fo:border-left="0.51pt solid #ffffff" fo:border-right="0.51pt solid #ffffff" fo:border-top="0.06pt solid #ffffff"/>
      <style:text-properties style:use-window-font-color="true" style:text-outline="false" style:text-line-through-style="none" style:text-line-through-type="none" style:font-name="Calibri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cs" style:country-asian="CZ" style:font-style-asian="normal" style:font-weight-asian="normal" style:font-name-complex="Calibri" style:font-size-complex="11pt" style:language-complex="cs" style:country-complex="CZ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ozměry verze bez přídavného chladiče</text:p>
          </table:table-cell>
          <table:covered-table-cell table:number-columns-repeated="2"/>
          <table:covered-table-cell table:style-name="Default"/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Rozměry bez konektorových protikusů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Rozměry včetně konektorových protikusů</text:p>
          </table:table-cell>
          <table:covered-table-cell table:number-columns-repeated="2"/>
          <table:table-cell table:style-name="ce12" office:value-type="string" calcext:value-type="string" table:number-columns-spanned="1" table:number-rows-spanned="2">
            <text:p>Hmotnost</text:p>
          </table:table-cell>
        </table:table-row>
        <table:table-row table:style-name="ro1">
          <table:table-cell office:value-type="string" calcext:value-type="string">
            <text:p>Výška</text:p>
          </table:table-cell>
          <table:table-cell table:style-name="ce5" office:value-type="string" calcext:value-type="string">
            <text:p>Šířka</text:p>
          </table:table-cell>
          <table:table-cell table:style-name="ce7" office:value-type="string" calcext:value-type="string">
            <text:p>Hloubka</text:p>
          </table:table-cell>
          <table:table-cell office:value-type="string" calcext:value-type="string">
            <text:p>Výška</text:p>
          </table:table-cell>
          <table:table-cell table:style-name="ce5" office:value-type="string" calcext:value-type="string">
            <text:p>Šířka</text:p>
          </table:table-cell>
          <table:table-cell table:style-name="ce5" office:value-type="string" calcext:value-type="string">
            <text:p>Hloubka</text:p>
          </table:table-cell>
          <table:covered-table-cell table:style-name="ce13"/>
        </table:table-row>
        <table:table-row table:style-name="ro1">
          <table:table-cell office:value-type="string" calcext:value-type="string">
            <text:p>[mm]</text:p>
          </table:table-cell>
          <table:table-cell table:style-name="ce5" office:value-type="string" calcext:value-type="string">
            <text:p>[mm]</text:p>
          </table:table-cell>
          <table:table-cell table:style-name="ce7" office:value-type="string" calcext:value-type="string">
            <text:p>[mm]</text:p>
          </table:table-cell>
          <table:table-cell office:value-type="string" calcext:value-type="string">
            <text:p>[mm]</text:p>
          </table:table-cell>
          <table:table-cell table:number-columns-repeated="2" table:style-name="ce5" office:value-type="string" calcext:value-type="string">
            <text:p>[mm]</text:p>
          </table:table-cell>
          <table:table-cell table:style-name="ce5" office:value-type="string" calcext:value-type="string">
            <text:p>[kg]</text:p>
          </table:table-cell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99" calcext:value-type="float">
            <text:p>99</text:p>
          </table:table-cell>
          <table:table-cell table:style-name="ce11" office:value-type="float" office:value="178" calcext:value-type="float">
            <text:p>17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0.8" calcext:value-type="float">
            <text:p>0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1T09:00:40.469000000</dc:date>
    <meta:editing-duration>PT1M26S</meta:editing-duration>
    <meta:editing-cycles>1</meta:editing-cycles>
    <meta:document-statistic meta:table-count="1" meta:cell-count="24" meta:object-count="0"/>
    <meta:generator>LibreOffice/7.3.2.2$Windows_X86_64 LibreOffice_project/49f2b1bff42cfccbd8f788c8dc32c1c309559be0</meta:generator>
  </office:meta>
</office:document-meta>
</file>